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solid" draw:fill-color="#ffff00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solid" draw:fill-color="#3deb3d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275cm" draw:marker-end-width="0.275cm" draw:fill="solid" draw:fill-color="#ff0000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solid" draw:fill-color="#000080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2cm" svg:height="1.2cm" svg:x="5.6cm" svg:y="2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cm" svg:height="1.4cm" svg:x="3.2cm" svg:y="5.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.4cm" svg:height="1.5cm" svg:x="1.9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7.7cm" svg:y="5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1.2cm" svg:x="10cm" svg:y="7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cm" svg:height="1.4cm" svg:x="6.4cm" svg:y="7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3.9cm" svg:y1="5.1cm" svg:x2="5.9cm" svg:y2="3.8cm">
          <text:p/>
        </draw:line>
        <draw:line draw:style-name="gr4" draw:text-style-name="P1" draw:layer="layout" svg:x1="6.3cm" svg:y1="3.8cm" svg:x2="8.1cm" svg:y2="5.2cm">
          <text:p/>
        </draw:line>
        <draw:line draw:style-name="gr4" draw:text-style-name="P1" draw:layer="layout" svg:x1="8.7cm" svg:y1="6.4cm" svg:x2="10.6cm" svg:y2="7.6cm">
          <text:p/>
        </draw:line>
        <draw:line draw:style-name="gr4" draw:text-style-name="P1" draw:layer="layout" svg:x1="8cm" svg:y1="6.4cm" svg:x2="7.2cm" svg:y2="7.5cm">
          <text:p/>
        </draw:line>
        <draw:line draw:style-name="gr4" draw:text-style-name="P1" draw:layer="layout" svg:x1="3.7cm" svg:y1="6.5cm" svg:x2="2.6cm" svg:y2="7.6cm">
          <text:p/>
        </draw:line>
        <draw:custom-shape draw:style-name="gr5" draw:text-style-name="P1" draw:layer="layout" svg:width="1.2cm" svg:height="1.2cm" svg:x="20.8cm" svg:y="2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cm" svg:height="1.4cm" svg:x="18.4cm" svg:y="5.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1.2cm" svg:height="1.2cm" svg:x="22.9cm" svg:y="5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cm" svg:height="1.2cm" svg:x="25.2cm" svg:y="7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cm" svg:height="1.4cm" svg:x="21.6cm" svg:y="7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19.1cm" svg:y1="5.1cm" svg:x2="21.1cm" svg:y2="3.8cm">
          <text:p/>
        </draw:line>
        <draw:line draw:style-name="gr4" draw:text-style-name="P1" draw:layer="layout" svg:x1="21.5cm" svg:y1="3.8cm" svg:x2="23.3cm" svg:y2="5.2cm">
          <text:p/>
        </draw:line>
        <draw:line draw:style-name="gr4" draw:text-style-name="P1" draw:layer="layout" svg:x1="23.9cm" svg:y1="6.4cm" svg:x2="25.8cm" svg:y2="7.6cm">
          <text:p/>
        </draw:line>
        <draw:line draw:style-name="gr4" draw:text-style-name="P1" draw:layer="layout" svg:x1="23.2cm" svg:y1="6.4cm" svg:x2="22.4cm" svg:y2="7.5cm">
          <text:p/>
        </draw:line>
        <draw:custom-shape draw:style-name="gr6" draw:text-style-name="P1" draw:layer="layout" svg:width="4.8cm" svg:height="2.5cm" svg:x="12.6cm" svg:y="4.8cm">
          <text:p text:style-name="P1">Visitor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aron Richiger</meta:initial-creator>
    <meta:creation-date>2013-04-28T17:51:35</meta:creation-date>
    <dc:date>2013-04-30T09:09:51</dc:date>
    <dc:creator>Aaron Richiger</dc:creator>
    <meta:editing-duration>PT13H47M6S</meta:editing-duration>
    <meta:editing-cycles>10</meta:editing-cycles>
    <meta:generator>LibreOffice/3.6$Linux_x86 LibreOffice_project/360m1$Build-2</meta:generator>
    <meta:document-statistic meta:object-count="21"/>
  </office:meta>
</office:document-meta>
</file>